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margin-left="0.4895in">
        <style:tab-stops/>
      </style:paragraph-properties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P10" style:parent-style-name="Normal" style:family="paragraph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margin-left="0.489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text-properties fo:font-weight="bold" style:font-weight-asian="bold" fo:font-size="12pt" style:font-size-asian="12pt" style:font-size-complex="12pt"/>
    </style:style>
    <style:style style:name="P16" style:parent-style-name="Normal" style:family="paragraph">
      <style:paragraph-properties fo:text-align="justify" fo:margin-left="0.4895in">
        <style:tab-stops/>
      </style:paragraph-properties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F2 – Pesquisa de Cliente</text:p>
      <text:p text:style-name="P2">Descrição:</text:p>
      <text:p text:style-name="P3"><text:span text:style-name="T4">Com a tela de PDV aberta, o cadastro do cliente vai ser adicionado na venda, então, o funcionário clica no botão<text:s/></text:span><text:span text:style-name="T5">Pesquisar Cliente,<text:s/></text:span><text:span text:style-name="T6">abrindo a janela de pesquisa. O funcionário inseri o nome do cliente, que irá aparecer no<text:s/></text:span><text:span text:style-name="T7">grid<text:s/></text:span><text:span text:style-name="T8">de pesquisa, após um duplo clique no nome, o cadastro é inserido na venda.</text:span><text:span text:style-name="T9"><text:s/></text:span></text:p>
      <text:p text:style-name="P10">Entrada:</text:p>
      <text:p text:style-name="Normal"><text:span text:style-name="T11"><text:tab/></text:span><text:span text:style-name="T12">Nome do cliente.</text:span></text:p>
      <text:p text:style-name="P13">Processamento:</text:p>
      <text:p text:style-name="P14">Não é permitido pesquisar com mais de uma caixa de texto preenchida, ou com a opção selecionada diferente da caixa de texto preenchida.</text:p>
      <text:p text:style-name="P15">Saída:</text:p>
      <text:p text:style-name="P16"><text:span text:style-name="T17">Mensagem de confirmação para inserir cadastro do cliente na venda.</text:span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Felipe Cardoso</meta:initial-creator>
    <dc:creator>Rodrigo Felipe Cardoso</dc:creator>
    <meta:creation-date>2015-09-11T20:12:00Z</meta:creation-date>
    <dc:date>2015-09-17T15:50:00Z</dc:date>
    <meta:template xlink:href="Normal" xlink:type="simple"/>
    <meta:editing-cycles>6</meta:editing-cycles>
    <meta:editing-duration>PT2820S</meta:editing-duration>
    <meta:document-statistic meta:page-count="1" meta:paragraph-count="1" meta:word-count="92" meta:character-count="592" meta:row-count="4" meta:non-whitespace-character-count="501"/>
  </office:meta>
</office:document-meta>
</file>